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6:$'ipip-300_items-NEO'.$E$366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2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1"/>
          <table:table-cell table:number-columns-repeated="9"/>
          <table:table-cell table:style-name="ce8"/>
        </table:table-row>
        <table:table-row table:style-name="ro2">
          <table:table-cell/>
          <table:table-cell table:style-name="ce39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1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what people sa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 table:number-rows-repeated="2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trust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ust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sympathy for those who are worse off than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0" calcext:value-type="float">
            <text:p>0</text:p>
          </table:table-cell>
        </table:table-row>
        <table:table-row table:style-name="ro4">
          <table:table-cell table:number-columns-repeated="6"/>
          <table:table-cell table:style-name="Default"/>
          <table:table-cell/>
          <table:table-cell table:style-name="Default" table:number-columns-repeated="7"/>
          <table:table-cell/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danger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Value cooperation over competition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5]);[.K305];IF(ISTEXT([.C305]);[.L305];IF(ISTEXT([.D305]);[.M305];IF(ISTEXT([.E305]);[.N305];IF(ISTEXT([.F305]);[.O3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6]);[.K306];IF(ISTEXT([.C306]);[.L306];IF(ISTEXT([.D306]);[.M306];IF(ISTEXT([.E306]);[.N306];IF(ISTEXT([.F306]);[.O3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7]);[.K307];IF(ISTEXT([.C307]);[.L307];IF(ISTEXT([.D307]);[.M307];IF(ISTEXT([.E307]);[.N307];IF(ISTEXT([.F307]);[.O3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8]);[.K308];IF(ISTEXT([.C308]);[.L308];IF(ISTEXT([.D308]);[.M308];IF(ISTEXT([.E308]);[.N308];IF(ISTEXT([.F308]);[.O3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9]);[.K309];IF(ISTEXT([.C309]);[.L309];IF(ISTEXT([.D309]);[.M309];IF(ISTEXT([.E309]);[.N309];IF(ISTEXT([.F309]);[.O3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1" table:content-validation-name="val1" table:number-columns-repeated="5"/>
          <table:table-cell office:value-type="string" calcext:value-type="string">
            <text:p>|</text:p>
          </table:table-cell>
          <table:table-cell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0]);[.K310];IF(ISTEXT([.C310]);[.L310];IF(ISTEXT([.D310]);[.M310];IF(ISTEXT([.E310]);[.N310];IF(ISTEXT([.F310]);[.O3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1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1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1"/>
          <table:covered-table-cell table:number-columns-repeated="2"/>
          <table:covered-table-cell table:number-columns-repeated="6" table:style-name="ce41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39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Percent</text:p>
          </table:table-cell>
          <table:table-cell table:style-name="ce39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20:.D325])" office:value-type="float" office:value="0" calcext:value-type="float">
            <text:p>0</text:p>
          </table:table-cell>
          <table:table-cell table:style-name="ce31" table:formula="of:=QUOTIENT(ORG.LIBREOFFICE.RAWSUBTRACT( [.D319];30);3)" office:value-type="float" office:value="-10" calcext:value-type="float">
            <text:p>-10</text:p>
          </table:table-cell>
          <table:table-cell table:style-name="ce33" table:formula="of:=IF([.E319]&lt;=20;&quot;Very Low&quot;;IF([.E319]&lt;=40;&quot;Low&quot;;IF([.E319]&lt;60;&quot;Average&quot;;IF([.E319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5" office:value-type="string" calcext:value-type="string" table:number-columns-spanned="2" table:number-rows-spanned="1">
            <text:p>Anger</text:p>
          </table:table-cell>
          <table:covered-table-cell table:style-name="ce52"/>
          <table:table-cell table:style-name="ce5" table:formula="of:=SUM([.P42]+[.P46]+[.P94]+[.P132]+[.P234]+[.P238]+[.P254]+[.P267]+[.P306]+[.P307])" office:value-type="float" office:value="0" calcext:value-type="float">
            <text:p>0</text:p>
          </table:table-cell>
          <table:table-cell table:style-name="ce5" table:formula="of:=PRODUCT(2;ORG.LIBREOFFICE.RAWSUBTRACT( [.D320];5))" office:value-type="float" office:value="-10" calcext:value-type="float">
            <text:p>-10</text:p>
          </table:table-cell>
          <table:table-cell table:style-name="ce34" table:formula="of:=IF([.E320]&lt;=20;&quot;Very Low&quot;;IF([.E320]&lt;=40;&quot;Low&quot;;IF([.E320]&lt;60;&quot;Average&quot;;IF([.E320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5" office:value-type="string" calcext:value-type="string" table:number-columns-spanned="2" table:number-rows-spanned="1">
            <text:p>Anxiety</text:p>
          </table:table-cell>
          <table:covered-table-cell table:style-name="ce52"/>
          <table:table-cell table:style-name="ce5" table:formula="of:=SUM([.P14]+[.P21]+[.P39]+[.P49]+[.P99]+[.P129]+[.P182]+[.P207]+[.P242]+[.P294])" office:value-type="float" office:value="0" calcext:value-type="float">
            <text:p>0</text:p>
          </table:table-cell>
          <table:table-cell table:style-name="ce5" table:formula="of:=PRODUCT(2;ORG.LIBREOFFICE.RAWSUBTRACT( [.D321];5))" office:value-type="float" office:value="-10" calcext:value-type="float">
            <text:p>-10</text:p>
          </table:table-cell>
          <table:table-cell table:style-name="ce34" table:formula="of:=IF([.E321]&lt;=20;&quot;Very Low&quot;;IF([.E321]&lt;=40;&quot;Low&quot;;IF([.E321]&lt;60;&quot;Average&quot;;IF([.E321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5" office:value-type="string" calcext:value-type="string" table:number-columns-spanned="2" table:number-rows-spanned="1">
            <text:p>Depression</text:p>
          </table:table-cell>
          <table:covered-table-cell table:style-name="ce52"/>
          <table:table-cell table:style-name="ce5" table:formula="of:=SUM([.P11]+[.P29]+[.P76]+[.P131]+[.P166]+[.P201]+[.P214]+[.P231]+[.P252]+[.P287])" office:value-type="float" office:value="0" calcext:value-type="float">
            <text:p>0</text:p>
          </table:table-cell>
          <table:table-cell table:style-name="ce5" table:formula="of:=PRODUCT(2;ORG.LIBREOFFICE.RAWSUBTRACT( [.D322];5))" office:value-type="float" office:value="-10" calcext:value-type="float">
            <text:p>-1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5" office:value-type="string" calcext:value-type="string" table:number-columns-spanned="2" table:number-rows-spanned="1">
            <text:p>Immoderation</text:p>
          </table:table-cell>
          <table:covered-table-cell table:style-name="ce52"/>
          <table:table-cell table:style-name="ce5" table:formula="of:=SUM([.P47]+[.P85]+[.P12]+[.P108]+[.P144]+[.P159]+[.P209]+[.P286]+[.P260]+[.P268])" office:value-type="float" office:value="0" calcext:value-type="float">
            <text:p>0</text:p>
          </table:table-cell>
          <table:table-cell table:style-name="ce5" table:formula="of:=PRODUCT(2;ORG.LIBREOFFICE.RAWSUBTRACT( [.D323];5))" office:value-type="float" office:value="-10" calcext:value-type="float">
            <text:p>-1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2]+[.P195]+[.P60]+[.P92]+[.P112]+[.P127]+[.P172]+[.P272]+[.P220]+[.P303])" office:value-type="float" office:value="0" calcext:value-type="float">
            <text:p>0</text:p>
          </table:table-cell>
          <table:table-cell table:style-name="ce5" table:formula="of:=PRODUCT(2;ORG.LIBREOFFICE.RAWSUBTRACT( [.D324];5))" office:value-type="float" office:value="-10" calcext:value-type="float">
            <text:p>-1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Vulnerability</text:p>
          </table:table-cell>
          <table:covered-table-cell table:style-name="ce52"/>
          <table:table-cell table:style-name="ce5" table:formula="of:=SUM([.P23]+[.P55]+[.P65]+[.P197]+[.P213]+[.P223]+[.P249]+[.P257]+[.P296]+[.P308])" office:value-type="float" office:value="0" calcext:value-type="float">
            <text:p>0</text:p>
          </table:table-cell>
          <table:table-cell table:style-name="ce5" table:formula="of:=PRODUCT(2;ORG.LIBREOFFICE.RAWSUBTRACT( [.D325];5))" office:value-type="float" office:value="-10" calcext:value-type="float">
            <text:p>-1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/>
          <table:table-cell table:style-name="ce52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8:.D333])" office:value-type="float" office:value="0" calcext:value-type="float">
            <text:p>0</text:p>
          </table:table-cell>
          <table:table-cell table:style-name="ce32" table:formula="of:=QUOTIENT(ORG.LIBREOFFICE.RAWSUBTRACT( [.D327];30);3)" office:value-type="float" office:value="-10" calcext:value-type="float">
            <text:p>-10</text:p>
          </table:table-cell>
          <table:table-cell table:style-name="ce35" table:formula="of:=IF([.E327]&lt;=20;&quot;Very Low&quot;;IF([.E327]&lt;=40;&quot;Low&quot;;IF([.E327]&lt;60;&quot;Average&quot;;IF([.E32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ctivity-Level</text:p>
          </table:table-cell>
          <table:covered-table-cell table:style-name="ce52"/>
          <table:table-cell table:style-name="ce5" table:formula="of:=SUM([.P18]+[.P48]+[.P77]+[.P78]+[.P93]+[.P171]+[.P217]+[.P258]+[.P266]+[.P293])" office:value-type="float" office:value="0" calcext:value-type="float">
            <text:p>0</text:p>
          </table:table-cell>
          <table:table-cell table:style-name="ce5" table:formula="of:=PRODUCT(2;ORG.LIBREOFFICE.RAWSUBTRACT( [.D328];5))" office:value-type="float" office:value="-10" calcext:value-type="float">
            <text:p>-10</text:p>
          </table:table-cell>
          <table:table-cell table:style-name="ce34" table:formula="of:=IF([.E328]&lt;=20;&quot;Very Low&quot;;IF([.E328]&lt;=40;&quot;Low&quot;;IF([.E328]&lt;60;&quot;Average&quot;;IF([.E32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ssertiveness</text:p>
          </table:table-cell>
          <table:covered-table-cell table:style-name="ce52"/>
          <table:table-cell table:style-name="ce5" table:formula="of:=SUM([.P53]+[.P70]+[.P83]+[.P103]+[.P121]+[.P135]+[.P186]+[.P274]+[.P225]+[.P291])" office:value-type="float" office:value="0" calcext:value-type="float">
            <text:p>0</text:p>
          </table:table-cell>
          <table:table-cell table:style-name="ce5" table:formula="of:=PRODUCT(2;ORG.LIBREOFFICE.RAWSUBTRACT( [.D329];5))" office:value-type="float" office:value="-10" calcext:value-type="float">
            <text:p>-10</text:p>
          </table:table-cell>
          <table:table-cell table:style-name="ce34" table:formula="of:=IF([.E329]&lt;=20;&quot;Very Low&quot;;IF([.E329]&lt;=40;&quot;Low&quot;;IF([.E329]&lt;60;&quot;Average&quot;;IF([.E32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Cheerfulness</text:p>
          </table:table-cell>
          <table:covered-table-cell table:style-name="ce52"/>
          <table:table-cell table:style-name="ce5" table:formula="of:=SUM([.P5]+[.P15]+[.P81]+[.P67]+[.P101]+[.P134]+[.P228]+[.P251]+[.P270]+[.P281])" office:value-type="float" office:value="0" calcext:value-type="float">
            <text:p>0</text:p>
          </table:table-cell>
          <table:table-cell table:style-name="ce5" table:formula="of:=PRODUCT(2;ORG.LIBREOFFICE.RAWSUBTRACT( [.D330];5))" office:value-type="float" office:value="-10" calcext:value-type="float">
            <text:p>-1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Excitement-Seeking</text:p>
          </table:table-cell>
          <table:covered-table-cell table:style-name="ce52"/>
          <table:table-cell table:style-name="ce5" table:formula="of:=SUM([.P13]+[.P150]+[.P168]+[.P31]+[.P179]+[.P218]+[.P233]+[.P276]+[.P297]+[.P302])" office:value-type="float" office:value="0" calcext:value-type="float">
            <text:p>0</text:p>
          </table:table-cell>
          <table:table-cell table:style-name="ce5" table:formula="of:=PRODUCT(2;ORG.LIBREOFFICE.RAWSUBTRACT( [.D331];5))" office:value-type="float" office:value="-10" calcext:value-type="float">
            <text:p>-1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Friendliness</text:p>
          </table:table-cell>
          <table:covered-table-cell table:style-name="ce52"/>
          <table:table-cell table:style-name="ce5" table:formula="of:=SUM([.P25]+[.P37]+[.P45]+[.P62]+[.P84]+[.P139]+[.P193]+[.P196]+[.P256]+[.P295])" office:value-type="float" office:value="0" calcext:value-type="float">
            <text:p>0</text:p>
          </table:table-cell>
          <table:table-cell table:style-name="ce5" table:formula="of:=PRODUCT(2;ORG.LIBREOFFICE.RAWSUBTRACT( [.D332];5))" office:value-type="float" office:value="-10" calcext:value-type="float">
            <text:p>-1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Gregariousness</text:p>
          </table:table-cell>
          <table:covered-table-cell table:style-name="ce52"/>
          <table:table-cell table:style-name="ce5" table:formula="of:=SUM([.P24]+[.P110]+[.P146]+[.P155]+[.P164]+[.P192]+[.P216]+[.P275]+[.P278]+[.P298])" office:value-type="float" office:value="0" calcext:value-type="float">
            <text:p>0</text:p>
          </table:table-cell>
          <table:table-cell table:style-name="ce5" table:formula="of:=PRODUCT(2;ORG.LIBREOFFICE.RAWSUBTRACT( [.D333];5))" office:value-type="float" office:value="-10" calcext:value-type="float">
            <text:p>-1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/>
          <table:table-cell table:style-name="ce52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47" table:number-columns-spanned="2" table:number-rows-spanned="1"/>
          <table:covered-table-cell table:style-name="ce47"/>
          <table:table-cell table:style-name="ce32" table:formula="of:=SUM([.D336:.D341])" office:value-type="float" office:value="0" calcext:value-type="float">
            <text:p>0</text:p>
          </table:table-cell>
          <table:table-cell table:style-name="ce32" table:formula="of:=QUOTIENT(ORG.LIBREOFFICE.RAWSUBTRACT( [.D335];30);3)" office:value-type="float" office:value="-10" calcext:value-type="float">
            <text:p>-10</text:p>
          </table:table-cell>
          <table:table-cell table:style-name="ce35" table:formula="of:=IF([.E335]&lt;=20;&quot;Very Low&quot;;IF([.E335]&lt;=40;&quot;Low&quot;;IF([.E335]&lt;60;&quot;Average&quot;;IF([.E33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dventurousness</text:p>
          </table:table-cell>
          <table:covered-table-cell table:style-name="ce52"/>
          <table:table-cell table:style-name="ce5" table:formula="of:=SUM([.P43]+[.P100]+[.P102]+[.P119]+[.P136]+[.P147]+[.P152]+[.P173]+[.P226]+[.P300])" office:value-type="float" office:value="0" calcext:value-type="float">
            <text:p>0</text:p>
          </table:table-cell>
          <table:table-cell table:style-name="ce5" table:formula="of:=PRODUCT(2;ORG.LIBREOFFICE.RAWSUBTRACT( [.D336];5))" office:value-type="float" office:value="-10" calcext:value-type="float">
            <text:p>-10</text:p>
          </table:table-cell>
          <table:table-cell table:style-name="ce34" table:formula="of:=IF([.E336]&lt;=20;&quot;Very Low&quot;;IF([.E336]&lt;=40;&quot;Low&quot;;IF([.E336]&lt;60;&quot;Average&quot;;IF([.E33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esthetic Appreciation</text:p>
          </table:table-cell>
          <table:covered-table-cell table:style-name="ce52"/>
          <table:table-cell table:style-name="ce5" table:formula="of:=SUM([.P27]+[.P125]+[.P50]+[.P87]+[.P95]+[.P143]+[.P176]+[.P200]+[.P232]+[.P271])" office:value-type="float" office:value="0" calcext:value-type="float">
            <text:p>0</text:p>
          </table:table-cell>
          <table:table-cell table:style-name="ce5" table:formula="of:=PRODUCT(2;ORG.LIBREOFFICE.RAWSUBTRACT( [.D337];5))" office:value-type="float" office:value="-10" calcext:value-type="float">
            <text:p>-10</text:p>
          </table:table-cell>
          <table:table-cell table:style-name="ce34" table:formula="of:=IF([.E337]&lt;=20;&quot;Very Low&quot;;IF([.E337]&lt;=40;&quot;Low&quot;;IF([.E337]&lt;60;&quot;Average&quot;;IF([.E33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Emotionality</text:p>
          </table:table-cell>
          <table:covered-table-cell table:style-name="ce52"/>
          <table:table-cell table:style-name="ce5" table:formula="of:=SUM([.P52]+[.P57]+[.P123]+[.P183]+[.P205]+[.P211]+[.P212]+[.P224]+[.P239]+[.P250])" office:value-type="float" office:value="0" calcext:value-type="float">
            <text:p>0</text:p>
          </table:table-cell>
          <table:table-cell table:style-name="ce5" table:formula="of:=PRODUCT(2;ORG.LIBREOFFICE.RAWSUBTRACT( [.D338];5))" office:value-type="float" office:value="-10" calcext:value-type="float">
            <text:p>-1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Imagination</text:p>
          </table:table-cell>
          <table:covered-table-cell table:style-name="ce52"/>
          <table:table-cell table:style-name="ce5" table:formula="of:=SUM([.P75]+[.P154]+[.P158]+[.P191]+[.P221]+[.P227]+[.P229]+[.P264]+[.P277]+[.P299])" office:value-type="float" office:value="0" calcext:value-type="float">
            <text:p>0</text:p>
          </table:table-cell>
          <table:table-cell table:style-name="ce5" table:formula="of:=PRODUCT(2;ORG.LIBREOFFICE.RAWSUBTRACT( [.D339];5))" office:value-type="float" office:value="-10" calcext:value-type="float">
            <text:p>-1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Intellect</text:p>
          </table:table-cell>
          <table:covered-table-cell table:style-name="ce52"/>
          <table:table-cell table:style-name="ce5" table:formula="of:=SUM([.P7]+[.P204]+[.P16]+[.P107]+[.P109]+[.P133]+[.P142]+[.P262]+[.P64]+[.P288])" office:value-type="float" office:value="0" calcext:value-type="float">
            <text:p>0</text:p>
          </table:table-cell>
          <table:table-cell table:style-name="ce5" table:formula="of:=PRODUCT(2;ORG.LIBREOFFICE.RAWSUBTRACT( [.D340];5))" office:value-type="float" office:value="-10" calcext:value-type="float">
            <text:p>-1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Liberalism</text:p>
          </table:table-cell>
          <table:covered-table-cell table:style-name="ce52"/>
          <table:table-cell table:style-name="ce5" table:formula="of:=SUM([.P6]+[.P36]+[.P58]+[.P96]+[.P114]+[.P151]+[.P160]+[.P215]+[.P246]+[.P280])" office:value-type="float" office:value="0" calcext:value-type="float">
            <text:p>0</text:p>
          </table:table-cell>
          <table:table-cell table:style-name="ce5" table:formula="of:=PRODUCT(2;ORG.LIBREOFFICE.RAWSUBTRACT( [.D341];5))" office:value-type="float" office:value="-10" calcext:value-type="float">
            <text:p>-1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5"/>
          <table:table-cell table:style-name="ce52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47"/>
          <table:table-cell table:style-name="ce32" table:formula="of:=SUM([.D344:.D349])" office:value-type="float" office:value="0" calcext:value-type="float">
            <text:p>0</text:p>
          </table:table-cell>
          <table:table-cell table:style-name="ce32" table:formula="of:=QUOTIENT(ORG.LIBREOFFICE.RAWSUBTRACT( [.D343];30);3)" office:value-type="float" office:value="-10" calcext:value-type="float">
            <text:p>-10</text:p>
          </table:table-cell>
          <table:table-cell table:style-name="ce35" table:formula="of:=IF([.E343]&lt;=20;&quot;Very Low&quot;;IF([.E343]&lt;=40;&quot;Low&quot;;IF([.E343]&lt;60;&quot;Average&quot;;IF([.E34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ltruism</text:p>
          </table:table-cell>
          <table:covered-table-cell table:style-name="ce52"/>
          <table:table-cell table:style-name="ce5" table:formula="of:=SUM([.P20]+[.P54]+[.P59]+[.P72]+[.P145]+[.P153]+[.P177]+[.P198]+[.P203]+[.P245])" office:value-type="float" office:value="0" calcext:value-type="float">
            <text:p>0</text:p>
          </table:table-cell>
          <table:table-cell table:style-name="ce5" table:formula="of:=PRODUCT(2;ORG.LIBREOFFICE.RAWSUBTRACT( [.D344];5))" office:value-type="float" office:value="-10" calcext:value-type="float">
            <text:p>-10</text:p>
          </table:table-cell>
          <table:table-cell table:style-name="ce34" table:formula="of:=IF([.E344]&lt;=20;&quot;Very Low&quot;;IF([.E344]&lt;=40;&quot;Low&quot;;IF([.E344]&lt;60;&quot;Average&quot;;IF([.E34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Cooperation</text:p>
          </table:table-cell>
          <table:covered-table-cell table:style-name="ce52"/>
          <table:table-cell table:style-name="ce5" table:formula="of:=SUM([.P74]+[.P88]+[.P98]+[.P122]+[.P141]+[.P170]+[.P189]+[.P237]+[.P255]+[.P282])" office:value-type="float" office:value="0" calcext:value-type="float">
            <text:p>0</text:p>
          </table:table-cell>
          <table:table-cell table:style-name="ce5" table:formula="of:=PRODUCT(2;ORG.LIBREOFFICE.RAWSUBTRACT( [.D345];5))" office:value-type="float" office:value="-10" calcext:value-type="float">
            <text:p>-10</text:p>
          </table:table-cell>
          <table:table-cell table:style-name="ce34" table:formula="of:=IF([.E345]&lt;=20;&quot;Very Low&quot;;IF([.E345]&lt;=40;&quot;Low&quot;;IF([.E345]&lt;60;&quot;Average&quot;;IF([.E34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Modesty/Humility</text:p>
          </table:table-cell>
          <table:covered-table-cell table:style-name="ce52"/>
          <table:table-cell table:style-name="ce5" table:formula="of:=SUM([.P56]+[.P82]+[.P156]+[.P240]+[.P210]+[.P247]+[.P8]+[.P273]+[.P178]+[.P292])" office:value-type="float" office:value="0" calcext:value-type="float">
            <text:p>0</text:p>
          </table:table-cell>
          <table:table-cell table:style-name="ce5" table:formula="of:=PRODUCT(2;ORG.LIBREOFFICE.RAWSUBTRACT( [.D346];5))" office:value-type="float" office:value="-10" calcext:value-type="float">
            <text:p>-1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Morality</text:p>
          </table:table-cell>
          <table:covered-table-cell table:style-name="ce52"/>
          <table:table-cell table:style-name="ce5" table:formula="of:=SUM([.P10]+[.P66]+[.P80]+[.P124]+[.P290]+[.P130]+[.P148]+[.P161]+[.P235]+[.P269])" office:value-type="float" office:value="0" calcext:value-type="float">
            <text:p>0</text:p>
          </table:table-cell>
          <table:table-cell table:style-name="ce5" table:formula="of:=PRODUCT(2;ORG.LIBREOFFICE.RAWSUBTRACT( [.D347];5))" office:value-type="float" office:value="-10" calcext:value-type="float">
            <text:p>-1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Sympathy</text:p>
          </table:table-cell>
          <table:covered-table-cell table:style-name="ce52"/>
          <table:table-cell table:style-name="ce5" table:formula="of:=SUM([.P111]+[.P113]+[.P116]+[.P120]+[.P140]+[.P165]+[.P180]+[.P188]+[.P301]+[.P309])" office:value-type="float" office:value="0" calcext:value-type="float">
            <text:p>0</text:p>
          </table:table-cell>
          <table:table-cell table:style-name="ce5" table:formula="of:=PRODUCT(2;ORG.LIBREOFFICE.RAWSUBTRACT( [.D348];5))" office:value-type="float" office:value="-10" calcext:value-type="float">
            <text:p>-1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Trust</text:p>
          </table:table-cell>
          <table:covered-table-cell table:style-name="ce52"/>
          <table:table-cell table:style-name="ce5" table:formula="of:=SUM([.P19]+[.P41]+[.P63]+[.P208]+[.P69]+[.P86]+[.P126]+[.P167]+[.P261]+[.P289])" office:value-type="float" office:value="0" calcext:value-type="float">
            <text:p>0</text:p>
          </table:table-cell>
          <table:table-cell table:style-name="ce5" table:formula="of:=PRODUCT(2;ORG.LIBREOFFICE.RAWSUBTRACT( [.D349];5))" office:value-type="float" office:value="-10" calcext:value-type="float">
            <text:p>-1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/>
          <table:table-cell table:style-name="ce52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47" table:number-columns-spanned="2" table:number-rows-spanned="1"/>
          <table:covered-table-cell table:style-name="ce47"/>
          <table:table-cell table:style-name="ce32" table:formula="of:=SUM([.D352:.D357])" office:value-type="float" office:value="0" calcext:value-type="float">
            <text:p>0</text:p>
          </table:table-cell>
          <table:table-cell table:style-name="ce32" table:formula="of:=QUOTIENT(ORG.LIBREOFFICE.RAWSUBTRACT( [.D351];30);3)" office:value-type="float" office:value="-10" calcext:value-type="float">
            <text:p>-10</text:p>
          </table:table-cell>
          <table:table-cell table:style-name="ce35" table:formula="of:=IF([.E351]&lt;=20;&quot;Very Low&quot;;IF([.E351]&lt;=40;&quot;Low&quot;;IF([.E351]&lt;60;&quot;Average&quot;;IF([.E351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Achievement-Striving</text:p>
          </table:table-cell>
          <table:covered-table-cell table:style-name="ce52"/>
          <table:table-cell table:style-name="ce5" table:formula="of:=SUM([.P17]+[.P28]+[.P285]+[.P44]+[.P73]+[.P90]+[.P163]+[.P175]+[.P263]+[.P305])" office:value-type="float" office:value="0" calcext:value-type="float">
            <text:p>0</text:p>
          </table:table-cell>
          <table:table-cell table:style-name="ce5" table:formula="of:=PRODUCT(2;ORG.LIBREOFFICE.RAWSUBTRACT( [.D352];5))" office:value-type="float" office:value="-10" calcext:value-type="float">
            <text:p>-10</text:p>
          </table:table-cell>
          <table:table-cell table:style-name="ce34" table:formula="of:=IF([.E352]&lt;=20;&quot;Very Low&quot;;IF([.E352]&lt;=40;&quot;Low&quot;;IF([.E352]&lt;60;&quot;Average&quot;;IF([.E352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Cautiousness</text:p>
          </table:table-cell>
          <table:covered-table-cell table:style-name="ce52"/>
          <table:table-cell table:style-name="ce5" table:formula="of:=SUM([.P26]+[.P68]+[.P35]+[.P106]+[.P137]+[.P194]+[.P206]+[.P236]+[.P241]+[.P283])" office:value-type="float" office:value="0" calcext:value-type="float">
            <text:p>0</text:p>
          </table:table-cell>
          <table:table-cell table:style-name="ce5" table:formula="of:=PRODUCT(2;ORG.LIBREOFFICE.RAWSUBTRACT( [.D353];5))" office:value-type="float" office:value="-10" calcext:value-type="float">
            <text:p>-10</text:p>
          </table:table-cell>
          <table:table-cell table:style-name="ce34" table:formula="of:=IF([.E353]&lt;=20;&quot;Very Low&quot;;IF([.E353]&lt;=40;&quot;Low&quot;;IF([.E353]&lt;60;&quot;Average&quot;;IF([.E353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Dutifulness</text:p>
          </table:table-cell>
          <table:covered-table-cell table:style-name="ce52"/>
          <table:table-cell table:style-name="ce5" table:formula="of:=SUM([.P30]+[.P162]+[.P40]+[.P79]+[.P97]+[.P118]+[.P138]+[.P253]+[.P284]+[.P310])" office:value-type="float" office:value="0" calcext:value-type="float">
            <text:p>0</text:p>
          </table:table-cell>
          <table:table-cell table:style-name="ce5" table:formula="of:=PRODUCT(2;ORG.LIBREOFFICE.RAWSUBTRACT( [.D354];5))" office:value-type="float" office:value="-10" calcext:value-type="float">
            <text:p>-10</text:p>
          </table:table-cell>
          <table:table-cell table:style-name="ce34" table:formula="of:=IF([.E354]&lt;=20;&quot;Very Low&quot;;IF([.E354]&lt;=40;&quot;Low&quot;;IF([.E354]&lt;60;&quot;Average&quot;;IF([.E354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Orderliness</text:p>
          </table:table-cell>
          <table:covered-table-cell table:style-name="ce52"/>
          <table:table-cell table:style-name="ce5" table:formula="of:=SUM([.P61]+[.P9]+[.P243]+[.P71]+[.P117]+[.P169]+[.P202]+[.P89]+[.P259]+[.P304])" office:value-type="float" office:value="0" calcext:value-type="float">
            <text:p>0</text:p>
          </table:table-cell>
          <table:table-cell table:style-name="ce5" table:formula="of:=PRODUCT(2;ORG.LIBREOFFICE.RAWSUBTRACT( [.D355];5))" office:value-type="float" office:value="-10" calcext:value-type="float">
            <text:p>-10</text:p>
          </table:table-cell>
          <table:table-cell table:style-name="ce34" table:formula="of:=IF([.E355]&lt;=20;&quot;Very Low&quot;;IF([.E355]&lt;=40;&quot;Low&quot;;IF([.E355]&lt;60;&quot;Average&quot;;IF([.E355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Self-Discipline</text:p>
          </table:table-cell>
          <table:covered-table-cell table:style-name="ce52"/>
          <table:table-cell table:style-name="ce5" table:formula="of:=SUM([.P22]+[.P105]+[.P174]+[.P78]+[.P187]+[.P199]+[.P222]+[.P230]+[.P248]+[.P279])" office:value-type="float" office:value="0" calcext:value-type="float">
            <text:p>0</text:p>
          </table:table-cell>
          <table:table-cell table:style-name="ce5" table:formula="of:=PRODUCT(2;ORG.LIBREOFFICE.RAWSUBTRACT( [.D356];5))" office:value-type="float" office:value="-10" calcext:value-type="float">
            <text:p>-10</text:p>
          </table:table-cell>
          <table:table-cell table:style-name="ce34" table:formula="of:=IF([.E356]&lt;=20;&quot;Very Low&quot;;IF([.E356]&lt;=40;&quot;Low&quot;;IF([.E356]&lt;60;&quot;Average&quot;;IF([.E356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5" office:value-type="string" calcext:value-type="string" table:number-columns-spanned="2" table:number-rows-spanned="1">
            <text:p>Self-Efficacy</text:p>
          </table:table-cell>
          <table:covered-table-cell table:style-name="ce52"/>
          <table:table-cell table:style-name="ce5" table:formula="of:=SUM([.P104]+[.P115]+[.P149]+[.P157]+[.P181]+[.P184]+[.P185]+[.P190]+[.P244]+[.P265])" office:value-type="float" office:value="0" calcext:value-type="float">
            <text:p>0</text:p>
          </table:table-cell>
          <table:table-cell table:style-name="ce5" table:formula="of:=PRODUCT(2;ORG.LIBREOFFICE.RAWSUBTRACT( [.D357];5))" office:value-type="float" office:value="-10" calcext:value-type="float">
            <text:p>-10</text:p>
          </table:table-cell>
          <table:table-cell table:style-name="ce34" table:formula="of:=IF([.E357]&lt;=20;&quot;Very Low&quot;;IF([.E357]&lt;=40;&quot;Low&quot;;IF([.E357]&lt;60;&quot;Average&quot;;IF([.E357]&lt;80;&quot;High&quot;;&quot;Very High&quot;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1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69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5:00:39.1956242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5T15:05:10.246586073</dc:date>
    <meta:editing-duration>PT12H28M28S</meta:editing-duration>
    <meta:editing-cycles>83</meta:editing-cycles>
    <meta:document-statistic meta:table-count="1" meta:cell-count="3476" meta:object-count="0"/>
  </office:meta>
</office:document-meta>
</file>